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3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37">
      <style:table-cell-properties fo:border-bottom="0.74pt solid #000000" fo:background-color="#00cc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1" style:family="table-cell" style:parent-style-name="Default">
      <style:table-cell-properties fo:border-bottom="none" fo:background-color="#00cc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2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25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number-columns-repeated="2" table:default-cell-style-name="ce4"/>
        <table:table-column table:style-name="co1" table:default-cell-style-name="ce9"/>
        <table:table-column table:style-name="co1" table:default-cell-style-name="ce4"/>
        <table:table-column table:style-name="co1" table:default-cell-style-name="ce15"/>
        <table:table-column table:style-name="co1" table:default-cell-style-name="ce18"/>
        <table:table-column table:style-name="co1" table:default-cell-style-name="ce14"/>
        <table:table-column table:style-name="co1" table:number-columns-repeated="3" table:default-cell-style-name="ce15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2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2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4" office:value-type="string" calcext:value-type="string">
            <text:p>20.05.2015 jsem podal žádost o opatření proti nečinnosti na HMP</text:p>
          </table:table-cell>
          <table:table-cell table:style-name="ce25" office:value-type="string" calcext:value-type="string">
            <text:p>odesláno Janu Čepovi</text:p>
          </table:table-cell>
          <table:table-cell table:style-name="ce2"/>
          <table:table-cell table:style-name="ce12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Praha 3</text:p>
          </table:table-cell>
          <table:table-cell table:style-name="ce8" office:value-type="date" office:date-value="2015-02-09" calcext:value-type="date">
            <text:p>09.02.2015</text:p>
          </table:table-cell>
          <table:table-cell table:number-columns-repeated="2"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4" office:value-type="string" calcext:value-type="string">
            <text:p>z nebytů jsou uvedena jen garážová stání (<text:a xlink:href="http://zpravy.aktualne.cz/regiony/praha/mala-domu-radnice-sefky-kleslove-dotuje-ano-i-zemanovce/r~8eded742f87111e481bd0025900fea04/" xlink:type="simple">http://zpravy.aktualne.cz/regiony/praha/mala-domu-radnice-sefky-kleslove-dotuje-ano-i-zemanovce/r~8eded742f87111e481bd0025900fea04/</text:a>)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ode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5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9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20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9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20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20" office:value-type="string" calcext:value-type="string">
            <text:p>odesláno Daně Balcarové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20" office:value-type="string" calcext:value-type="string">
            <text:p>Olča Richterová dostala už část materiálů, na zbytek čeká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3-29" calcext:value-type="date">
            <text:p>29.03.2015</text:p>
          </table:table-cell>
          <table:table-cell table:style-name="ce9"/>
          <table:table-cell table:style-name="ce4"/>
          <table:table-cell/>
          <table:table-cell office:value-type="string" calcext:value-type="string">
            <text:p>neuvedli ceny</text:p>
          </table:table-cell>
          <table:table-cell table:style-name="ce15" office:value-type="string" calcext:value-type="string">
            <text:p>20.5. posláno odvolání</text:p>
          </table:table-cell>
          <table:table-cell table:style-name="ce20"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7">
          <table:table-cell table:style-name="ce5" office:value-type="string" calcext:value-type="string">
            <text:p>Praha 12</text:p>
          </table:table-cell>
          <table:table-cell table:style-name="ce10" office:value-type="date" office:date-value="2015-03-04" calcext:value-type="date">
            <text:p>04.03.2015</text:p>
          </table:table-cell>
          <table:table-cell table:style-name="ce10" office:value-type="date" office:date-value="2015-03-19" calcext:value-type="date">
            <text:p>19.03.2015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5" table:number-columns-repeated="1011"/>
        </table:table-row>
        <table:table-row table:style-name="ro6">
          <table:table-cell table:style-name="ce3" office:value-type="string" calcext:value-type="string">
            <text:p>Praha 13</text:p>
          </table:table-cell>
          <table:table-cell table:style-name="ce8" office:value-type="date" office:date-value="2015-03-04" calcext:value-type="date">
            <text:p>04.03.2015</text:p>
          </table:table-cell>
          <table:table-cell table:style-name="ce8"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9">
          <table:table-cell table:style-name="ce5" office:value-type="string" calcext:value-type="string">
            <text:p>Praha 14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3" office:value-type="date" office:date-value="2015-04-27" calcext:value-type="date">
            <text:p>27.04.2015</text:p>
          </table:table-cell>
          <table:table-cell table:style-name="ce5" table:number-columns-repeated="3"/>
          <table:table-cell table:style-name="ce16"/>
          <table:table-cell table:style-name="ce21" office:value-type="string" calcext:value-type="string">
            <text:p>odesláno na IPR</text:p>
          </table:table-cell>
          <table:table-cell table:style-name="ce16" table:number-columns-repeated="4"/>
          <table:table-cell table:style-name="ce5" table:number-columns-repeated="1011"/>
        </table:table-row>
        <table:table-row table:style-name="ro5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9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8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22" office:value-type="string" calcext:value-type="string">
            <text:p>22.5. jsem poslal stížnost proti nečinnosti</text:p>
          </table:table-cell>
          <table:table-cell table:style-name="ce20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9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18</text:p>
          </table:table-cell>
          <table:table-cell table:style-name="ce8" office:value-type="date" office:date-value="2015-04-23" calcext:value-type="date">
            <text:p>23.04.2015</text:p>
          </table:table-cell>
          <table:table-cell table:style-name="ce8" office:value-type="date" office:date-value="2015-05-08" calcext:value-type="date">
            <text:p>08.05.2015</text:p>
          </table:table-cell>
          <table:table-cell table:style-name="ce8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10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5-22" calcext:value-type="date">
            <text:p>22.05.2015</text:p>
          </table:table-cell>
          <table:table-cell/>
          <table:table-cell table:style-name="ce4"/>
          <table:table-cell/>
          <table:table-cell office:value-type="string" calcext:value-type="string">
            <text:p>neuvedli ceny, neuvedli v seznamu, uvedli jména, která jsem nechtěl</text:p>
          </table:table-cell>
          <table:table-cell table:style-name="ce14" office:value-type="string" calcext:value-type="string">
            <text:p>22.5. jsem poslal stížnost na postup</text:p>
          </table:table-cell>
          <table:table-cell table:style-name="ce20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7">
          <table:table-cell table:style-name="ce5" office:value-type="string" calcext:value-type="string">
            <text:p>Praha 20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5-07" calcext:value-type="date">
            <text:p>07.05.2015</text:p>
          </table:table-cell>
          <table:table-cell table:style-name="ce5" table:number-columns-repeated="3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5" table:number-columns-repeated="1011"/>
        </table:table-row>
        <table:table-row table:style-name="ro8">
          <table:table-cell table:style-name="ce6" office:value-type="string" calcext:value-type="string">
            <text:p>Praha 2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6" table:number-columns-repeated="4"/>
          <table:table-cell table:style-name="ce17"/>
          <table:table-cell table:style-name="ce22" office:value-type="string" calcext:value-type="string">
            <text:p>22.5. jsem poslal stížnost proti nečinnosti</text:p>
          </table:table-cell>
          <table:table-cell table:style-name="ce20" office:value-type="string" calcext:value-type="string">
            <text:p>čekat do 13.6. na rozhodnutí nadřízeného orgánu</text:p>
          </table:table-cell>
          <table:table-cell table:style-name="ce17" table:number-columns-repeated="3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.00.0000</text:date>, <text:time style:data-style-name="N2" text:time-value="15:18:33.50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6T15:44:07.041000000</dc:date>
    <meta:editing-duration>PT4H38M18S</meta:editing-duration>
    <meta:editing-cycles>22</meta:editing-cycles>
    <meta:generator>LibreOffice/4.4.2.2$Windows_x86 LibreOffice_project/c4c7d32d0d49397cad38d62472b0bc8acff48dd6</meta:generator>
    <meta:document-statistic meta:table-count="1" meta:cell-count="143" meta:object-count="0"/>
  </office:meta>
</office:document-meta>
</file>